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  <style:font-face style:name="Cambria" svg:font-family="Cambria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fo:background-color="#FF0000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ackground-color="transparent"/>
      <style:text-properties fo:color="#000000"/>
    </style:style>
    <style:style style:name="ce10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fo:background-color="#FFFF00"/>
    </style:style>
    <style:style style:name="T1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Cambria" style:font-name-asian="Cambria" style:font-name-complex="Cambria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mbria" style:font-name-asian="Cambria" style:font-name-complex="Cambria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Cambria" style:font-name-asian="Cambria" style:font-name-complex="Cambria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6.0866666666667cm"/>
    </style:style>
    <style:style style:name="co2" style:family="table-column">
      <style:table-column-properties fo:break-before="auto" style:column-width="9.78958333333333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8.83708333333333cm"/>
    </style:style>
    <style:style style:name="co5" style:family="table-column">
      <style:table-column-properties fo:break-before="auto" style:column-width="6.05895833333333cm"/>
    </style:style>
    <style:style style:name="co6" style:family="table-column">
      <style:table-column-properties fo:break-before="auto" style:column-width="6.29708333333333cm"/>
    </style:style>
    <style:style style:name="co7" style:family="table-column">
      <style:table-column-properties fo:break-before="auto" style:column-width="4.78895833333333cm"/>
    </style:style>
    <style:style style:name="co8" style:family="table-column">
      <style:table-column-properties fo:break-before="auto" style:column-width="6.48229166666667cm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2.9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null-date table:date-value="1904-01-01"/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1013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Iteration 2 correction grid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Integrated Networking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upport for multiple machines demoed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 players <text:s/>supported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ximum # of players (including Ais if any)</text:p>
          </table:table-cell>
          <table:table-cell office:value-type="float" office:value="5" table:style-name="ce3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inimum # of human players</text:p>
          </table:table-cell>
          <table:table-cell office:value-type="float" office:value="2" table:style-name="ce3">
            <text:p>2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Integrated GUI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l players displayed on each client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ards displayed correctly for all players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HIELD and STUNNED displayed separately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l displays correctly updated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vanhoe handled correctly in GUI (regardless of whether or not it works correctly)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table:style-name="ce1"/>
          <table:table-cell office:value-type="string" table:style-name="ce4">
            <text:p><text:span text:style-name="T3">All</text:span><text:s/>tournament 4 players</text:p>
          </table:table-cell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number-columns-repeated="16374"/>
        </table:table-row>
        <table:table-row table:style-name="ro1">
          <table:table-cell office:value-type="string" table:style-name="ce2">
            <text:p>Game logic (bullets refer to reqs)</text:p>
          </table:table-cell>
          <table:table-cell office:value-type="string" table:style-name="ce2">
            <text:p>JUNIT test</text:p>
          </table:table-cell>
          <table:table-cell table:number-columns-repeated="9" table:style-name="ce2"/>
          <table:table-cell table:number-columns-repeated="16373"/>
        </table:table-row>
        <table:table-row table:style-name="ro1">
          <table:table-cell table:style-name="ce1"/>
          <table:table-cell office:value-type="string" table:style-name="ce2">
            <text:p>name</text:p>
          </table:table-cell>
          <table:table-cell office:value-type="string" table:style-name="ce2">
            <text:p>succeeds</text:p>
          </table:table-cell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string" table:style-name="ce1">
            <text:p><text:s text:c="5"/>bullet <text:s/>a (1 starts, everybody else withdraws)</text:p>
          </table:table-cell>
          <table:table-cell office:value-type="string" table:style-name="ce1">
            <text:p>GameLogicTest.TestTournamentWithdraw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5"/>bullet <text:s/>b i (1 other plays one card)</text:p>
          </table:table-cell>
          <table:table-cell office:value-type="string" table:style-name="ce1">
            <text:p>GameLogicTest.TestTournament1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5"/>bullet <text:s/>b ii (1 other plays several cards)</text:p>
          </table:table-cell>
          <table:table-cell office:value-type="string" table:style-name="ce1">
            <text:p>GameLogicTest.TestTournamentX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5"/>bullet <text:s/>c i (some others play one card)</text:p>
          </table:table-cell>
          <table:table-cell office:value-type="string" table:style-name="ce1">
            <text:p>GameLogicTest.TestTournamentM1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5"/>bullet <text:s/>c ii (some others play several cards)</text:p>
          </table:table-cell>
          <table:table-cell office:value-type="string" table:style-name="ce1">
            <text:p>GameLogicTest.TestTournamentMultiRound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5"/>bullet <text:s/>d i (all players play one card)</text:p>
          </table:table-cell>
          <table:table-cell office:value-type="string" table:style-name="ce1">
            <text:p>GameLogicTest.TestTournamentA1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5"/>bullet <text:s/>d ii (all players play several cards)</text:p>
          </table:table-cell>
          <table:table-cell office:value-type="string" table:style-name="ce1">
            <text:p>GameLogicTest.TestTournamentAX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5"/>bullet <text:s/>e i <text:s/>(a player uses a single supporter)</text:p>
          </table:table-cell>
          <table:table-cell office:value-type="string" table:style-name="ce1">
            <text:p>GameLogicTest.TestTournamentSquire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5"/>bullet <text:s/>e ii <text:s/>(a player uses a single maiden)</text:p>
          </table:table-cell>
          <table:table-cell office:value-type="string" table:style-name="ce1">
            <text:p>GameLogicTest.TestTournamentMaiden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5"/>bullet <text:s/>e iii <text:s/>(players use several maidens and supporters in one round)</text:p>
          </table:table-cell>
          <table:table-cell office:value-type="string" table:style-name="ce1">
            <text:p>GameLogicTest.TestTournamentSupporters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5"/>bullet <text:s/>f: use of supportersand maidens over several rounds</text:p>
          </table:table-cell>
          <table:table-cell office:value-type="string" table:style-name="ce1">
            <text:p>GameLogicTest.TestTournamentMultiRound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ullet g: trying to play card(s) that are<text:s/><text:span text:style-name="T1">not</text:span><text:span text:style-name="T4"><text:s/>enough to become the leader of the tournament</text:span></text:p>
          </table:table-cell>
          <table:table-cell office:value-type="string" table:style-name="ce1">
            <text:p>GameLogicTest.TestTournamentMultiRound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5"/>bullet <text:s/>h: a player can play only one maiden per tournament</text:p>
          </table:table-cell>
          <table:table-cell office:value-type="string" table:style-name="ce1">
            <text:p>GameLogicTest.TestTournamentMaiden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5"/>bullet i: winning and getting a token</text:p>
          </table:table-cell>
          <table:table-cell office:value-type="string" table:style-name="ce1">
            <text:p>GameLogicTest.TestTournamentWithdraw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5"/>bullet <text:s/>j: winning a purple tournament choosing a token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5"/>bullet k: losing with a maiden and losing a token</text:p>
          </table:table-cell>
          <table:table-cell office:value-type="string" table:style-name="ce1">
            <text:p>GameLogicTest.TestTournamentMaiden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do you enforce NOT choosing a token already received when winning a purple tournamen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test -&gt;</text:p>
          </table:table-cell>
          <table:table-cell office:value-type="string" table:style-name="ce6">
            <text:p>/doc/tests/enforceTokenColou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 you enforce that regardless of any card, a display cannot lose its last card</text:p>
          </table:table-cell>
          <table:table-cell office:value-type="string" table:style-name="ce6">
            <text:p>y</text:p>
          </table:table-cell>
          <table:table-cell office:value-type="string" table:style-name="ce1">
            <text:p>test -&gt;</text:p>
          </table:table-cell>
          <table:table-cell office:value-type="string" table:style-name="ce1">
            <text:p>/doc/tests/disgrac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vanhoe card supported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o you support logs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id you use logs for testing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number-rows-repeated="8" table:style-name="ro1">
          <table:table-cell table:number-columns-repeated="16384" table:style-name="ce1"/>
        </table:table-row>
        <table:table-row table:style-name="ro3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correct for unshielded player</text:p>
          </table:table-cell>
          <table:table-cell table:style-name="ce1"/>
          <table:table-cell office:value-type="string" table:style-name="ce1">
            <text:p>correct for shielded player</text:p>
          </table:table-cell>
          <table:table-cell table:style-name="ce1"/>
          <table:table-cell office:value-type="string" table:style-name="ce1">
            <text:p>can be undone using Ivanhoe card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2">
            <text:p>JUNIT test</text:p>
          </table:table-cell>
          <table:table-cell table:style-name="ce2"/>
          <table:table-cell office:value-type="string" table:style-name="ce2">
            <text:p>JUNIT test</text:p>
          </table:table-cell>
          <table:table-cell table:style-name="ce2"/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2">
            <text:p>name</text:p>
          </table:table-cell>
          <table:table-cell office:value-type="string" table:style-name="ce2">
            <text:p>succeeds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succeed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odge</text:p>
          </table:table-cell>
          <table:table-cell office:value-type="string" table:style-name="ce1">
            <text:p>/doc/tests/dodg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dodg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docs/test/ivanho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isgrace</text:p>
          </table:table-cell>
          <table:table-cell office:value-type="string" table:style-name="ce1">
            <text:p>/doc/tests/disgrac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disgrac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etreat</text:p>
          </table:table-cell>
          <table:table-cell office:value-type="string" table:style-name="ce1">
            <text:p>/doc/tests/retrea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retrea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iposte</text:p>
          </table:table-cell>
          <table:table-cell office:value-type="string" table:style-name="ce1">
            <text:p>/doc/tests/ripost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ripost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utmanoeuver</text:p>
          </table:table-cell>
          <table:table-cell office:value-type="string" table:style-name="ce1">
            <text:p>/doc/tests/outmaneuver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outmaneuver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ounter-charge</text:p>
          </table:table-cell>
          <table:table-cell office:value-type="string" table:style-name="ce1">
            <text:p>/doc/tests/countercharg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countercharg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harge</text:p>
          </table:table-cell>
          <table:table-cell office:value-type="string" table:style-name="ce1">
            <text:p>/doc/tests/charg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charg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reak lance</text:p>
          </table:table-cell>
          <table:table-cell office:value-type="string" table:style-name="ce1">
            <text:p>/doc/tests/breaklanc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breaklanc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dapt</text:p>
          </table:table-cell>
          <table:table-cell office:value-type="string" table:style-name="ce1">
            <text:p>/doc/tests/adap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adap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drop weapon</text:p>
          </table:table-cell>
          <table:table-cell office:value-type="string" table:style-name="ce1">
            <text:p>/doc/tests/drop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drop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hange weapon</text:p>
          </table:table-cell>
          <table:table-cell office:value-type="string" table:style-name="ce1">
            <text:p>/doc/tests/change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change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unhorse</text:p>
          </table:table-cell>
          <table:table-cell office:value-type="string" table:style-name="ce1">
            <text:p>/doc/tests/unhors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unhors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knock down</text:p>
          </table:table-cell>
          <table:table-cell office:value-type="string" table:style-name="ce1">
            <text:p>/doc/tests/knockdow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knockdow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utwit</text:p>
          </table:table-cell>
          <table:table-cell office:value-type="string" table:style-name="ce1">
            <text:p>/doc/tests/outwi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outwi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ield</text:p>
          </table:table-cell>
          <table:table-cell office:value-type="string" table:style-name="ce1">
            <text:p>/doc/tests/dodg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dodg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unned</text:p>
          </table:table-cell>
          <table:table-cell office:value-type="string" table:style-name="ce1">
            <text:p>GameLogicTest.TestStunned</text:p>
          </table:table-cell>
          <table:table-cell office:value-type="string" table:style-name="ce1">
            <text:p>y</text:p>
          </table:table-cell>
          <table:table-cell office:value-type="string" table:style-name="ce1">
            <text:p>GameLogicTest.TestStunned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2">
            <text:p>JUNIT test</text:p>
          </table:table-cell>
          <table:table-cell table:style-name="ce1"/>
          <table:table-cell table:style-name="ce2"/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2">
            <text:p>name</text:p>
          </table:table-cell>
          <table:table-cell office:value-type="string" table:style-name="ce2">
            <text:p>succeed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special scenarios (notice no c.)</text:p>
          </table:table-cell>
          <table:table-cell office:value-type="string" table:style-name="ce1">
            <text:p><text:s/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7">
            <text:p>a.<text:span text:style-name="T5">    <text:s/></text:span>the player who should start<text:s/><text:span text:style-name="T6">cannot</text:span><text:s/>start a tournament</text:p>
          </table:table-cell>
          <table:table-cell office:value-type="string" table:style-name="ce1">
            <text:p>MiscTest.TestNoDisplayCards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7">
            <text:p>b.<text:span text:style-name="T5">    <text:s/></text:span>last tournament was purple, cannot be purple again</text:p>
          </table:table-cell>
          <table:table-cell office:value-type="string" table:style-name="ce1">
            <text:p>GameLogicTest.TestPurpleTournaments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7">
            <text:p>d.<text:span text:style-name="T5">    <text:s/></text:span>trying to play invalid cards (wrong color)</text:p>
          </table:table-cell>
          <table:table-cell office:value-type="string" table:style-name="ce1">
            <text:p>GameLogicTest.TestInvalidDisplayColour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7">
            <text:p>e.<text:span text:style-name="T5">    <text:s/></text:span>coming to end of deck</text:p>
          </table:table-cell>
          <table:table-cell office:value-type="string" table:style-name="ce1">
            <text:p>DeckTest.TestDrawing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7">
            <text:p>f.<text:span text:style-name="T5">     <text:s/></text:span>using CHARGE in a green tournament with every player with only green 1s: one card must remain</text:p>
          </table:table-cell>
          <table:table-cell office:value-type="string" table:style-name="ce1">
            <text:p>GameLogicTest.TestGreenCharge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7">
            <text:p>g.<text:span text:style-name="T5">    <text:s/></text:span>other example of overriding rule: at least one card must remain</text:p>
          </table:table-cell>
          <table:table-cell office:value-type="string" table:style-name="ce1">
            <text:p>/doc/tests/disgrace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7">
            <text:p>h.<text:span text:style-name="T5">    <text:s/></text:span>winning the game</text:p>
          </table:table-cell>
          <table:table-cell office:value-type="string" table:style-name="ce1">
            <text:p>/doc/tests/endGame, GameLogicTest.TournamentWithdraw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7">
            <text:p>i.<text:span text:style-name="T5">      <text:s/></text:span>the deck uses 110 cards</text:p>
          </table:table-cell>
          <table:table-cell office:value-type="string" table:style-name="ce1">
            <text:p>DeckTest.TestTotal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8">
            <text:p>AI strategies</text:p>
          </table:table-cell>
          <table:table-cell office:value-type="string" table:style-name="ce1">
            <text:p>demoed</text:p>
          </table:table-cell>
          <table:table-cell office:value-type="string" table:style-name="ce1">
            <text:p>Junit test(s)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7">
            <text:p>strategy 1</text:p>
          </table:table-cell>
          <table:table-cell office:value-type="string" table:style-name="ce1">
            <text:p>y/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7">
            <text:p>strategy 2</text:p>
          </table:table-cell>
          <table:table-cell office:value-type="string" table:style-name="ce1">
            <text:p>y/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7">
            <text:p>more strategies</text:p>
          </table:table-cell>
          <table:table-cell office:value-type="string" table:style-name="ce1">
            <text:p>y/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7">
            <text:p>use of strategy pattern</text:p>
          </table:table-cell>
          <table:table-cell office:value-type="string" table:style-name="ce1">
            <text:p>y/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7">
            <text:p>a single player can play against Ais</text:p>
          </table:table-cell>
          <table:table-cell office:value-type="string" table:style-name="ce1">
            <text:p>y</text:p>
          </table:table-cell>
          <table:table-cell table:style-name="ce5"/>
          <table:table-cell table:number-columns-repeated="16381" table:style-name="ce1"/>
        </table:table-row>
        <table:table-row table:style-name="ro2">
          <table:table-cell table:style-name="ce7"/>
          <table:table-cell table:number-columns-repeated="16383" table:style-name="ce1"/>
        </table:table-row>
        <table:table-row table:style-name="ro2">
          <table:table-cell table:style-name="ce7"/>
          <table:table-cell office:value-type="string" table:style-name="ce2">
            <text:p>JUNIT test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name</text:p>
          </table:table-cell>
          <table:table-cell office:value-type="string" table:style-name="ce2">
            <text:p>succeed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8">
            <text:p>Bells and whistle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7">
            <text:p>resizable cards</text:p>
          </table:table-cell>
          <table:table-cell office:value-type="string" table:style-name="ce6">
            <text:p>See tests folder for examples</text:p>
          </table:table-cell>
          <table:table-cell office:value-type="string" table:style-name="ce1">
            <text:p>y (when hovering over cards, they are resized to be larger above)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7">
            <text:p>disabling cards that cannot be played</text:p>
          </table:table-cell>
          <table:table-cell office:value-type="string" table:style-name="ce6">
            <text:p>See tests folder for examples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2">
          <table:table-cell table:style-name="ce7"/>
          <table:table-cell table:style-name="ce9"/>
          <table:table-cell table:number-columns-repeated="16382" table:style-name="ce1"/>
        </table:table-row>
        <table:table-row table:style-name="ro2">
          <table:table-cell office:value-type="string" table:style-name="ce10">
            <text:p>&lt;add more rows here to list ALL nifty features of your GUI and their tests&gt;</text:p>
          </table:table-cell>
          <table:table-cell table:number-columns-repeated="3" table:style-name="ce11"/>
          <table:table-cell table:number-columns-repeated="16380"/>
        </table:table-row>
        <table:table-row table:style-name="ro1">
          <table:table-cell office:value-type="string" table:style-name="ce1">
            <text:p>play animation on action cards (gives chance to counter with Ivanhoe)</text:p>
          </table:table-cell>
          <table:table-cell office:value-type="string" table:style-name="ce6">
            <text:p>See tests folder for examples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number-rows-repeated="2" table:style-name="ro1">
          <table:table-cell table:style-name="ce1"/>
          <table:table-cell table:style-name="ce6"/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10">
            <text:p>&lt;add more rows here to list ALL featuresand tests pertaining to robust networking&gt;</text:p>
          </table:table-cell>
          <table:table-cell table:number-columns-repeated="3" table:style-name="ce11"/>
          <table:table-cell table:number-columns-repeated="16380"/>
        </table:table-row>
        <table:table-row table:style-name="ro1">
          <table:table-cell office:value-type="string" table:style-name="ce1">
            <text:p>server can ban client ip addresses</text:p>
          </table:table-cell>
          <table:table-cell office:value-type="string" table:style-name="ce1">
            <text:p>ServerTest.TestBanClient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rver can unban client ip addresses</text:p>
          </table:table-cell>
          <table:table-cell office:value-type="string" table:style-name="ce1">
            <text:p>ServerTest.TestPardonClient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0">
            <text:p>&lt;add more rows here to list ALL featuresand tests pertaining to robust playing&gt;</text:p>
          </table:table-cell>
          <table:table-cell table:number-columns-repeated="3" table:style-name="ce11"/>
          <table:table-cell table:number-columns-repeated="16380"/>
        </table:table-row>
        <table:table-row table:style-name="ro1">
          <table:table-cell table:style-name="ce1"/>
          <table:table-cell table:style-name="ce6"/>
          <table:table-cell table:number-columns-repeated="16382" table:style-name="ce1"/>
        </table:table-row>
        <table:table-row table:style-name="ro2">
          <table:table-cell office:value-type="string" table:style-name="ce10">
            <text:p>&lt;add more rows here to list ALL other features and tests you want to highlight&gt;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lobal chat</text:p>
          </table:table-cell>
          <table:table-cell table:style-name="ce6"/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rver can censor bad language from all chat</text:p>
          </table:table-cell>
          <table:table-cell office:value-type="string" table:style-name="ce6">
            <text:p>ClientTest.TestCensor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ient can censor bad language from own chat</text:p>
          </table:table-cell>
          <table:table-cell office:value-type="string" table:style-name="ce6">
            <text:p>ClientTest.TestCensor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rver can translate all chat to another language (Old English included)</text:p>
          </table:table-cell>
          <table:table-cell office:value-type="string" table:style-name="ce6">
            <text:p>ClientTest.TestTranslate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ient can translate own chat to another language (Old English included)</text:p>
          </table:table-cell>
          <table:table-cell office:value-type="string" table:style-name="ce6">
            <text:p>ClientTest.TestTranslate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can you somehow setup and play a specific non-networked game (ie players playing specific cards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ver one round</text:p>
          </table:table-cell>
          <table:table-cell office:value-type="string" table:style-name="ce6">
            <text:p>n</text:p>
          </table:table-cell>
          <table:table-cell office:value-type="string" table:style-name="ce1">
            <text:p>if so, corresponding test: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ver several rounds</text:p>
          </table:table-cell>
          <table:table-cell office:value-type="string" table:style-name="ce6">
            <text:p>n</text:p>
          </table:table-cell>
          <table:table-cell office:value-type="string" table:style-name="ce1">
            <text:p>if so, corresponding test:</text:p>
          </table:table-cell>
          <table:table-cell table:number-columns-repeated="1638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can you somehow setup and play a specific<text:s/><text:span text:style-name="T1">networked</text:span><text:span text:style-name="T4"><text:s/>game (ie players playing specific cards)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ver one round</text:p>
          </table:table-cell>
          <table:table-cell office:value-type="string" table:style-name="ce6">
            <text:p>n</text:p>
          </table:table-cell>
          <table:table-cell office:value-type="string" table:style-name="ce1">
            <text:p>if so, corresponding test: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ver several rounds</text:p>
          </table:table-cell>
          <table:table-cell office:value-type="string" table:style-name="ce6">
            <text:p>n</text:p>
          </table:table-cell>
          <table:table-cell office:value-type="string" table:style-name="ce1">
            <text:p>if so, corresponding test:</text:p>
          </table:table-cell>
          <table:table-cell table:number-columns-repeated="16381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Bonuses</text:p>
          </table:table-cell>
          <table:table-cell office:value-type="string" table:style-name="ce1">
            <text:p>ALL claimed bonuses must be described in your documentation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1">
            <text:p>You must spell out what s/w is needed and how to run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You must provide a list of relevant tests AND proof these test succeed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roof can take the form of a snapshot of a window in which tests are shown to have run OR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you could include a video of the tests being run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demoed?</text:p>
          </table:table-cell>
          <table:table-cell office:value-type="string" table:style-name="ce1">
            <text:p>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bbot tests</text:p>
          </table:table-cell>
          <table:table-cell office:value-type="string" table:style-name="ce1">
            <text:p>y/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ucumber tests</text:p>
          </table:table-cell>
          <table:table-cell office:value-type="string" table:style-name="ce1">
            <text:p>y/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ripted tests</text:p>
          </table:table-cell>
          <table:table-cell office:value-type="string" table:style-name="ce1">
            <text:p>y/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neral approach to testing networked games</text:p>
          </table:table-cell>
          <table:table-cell office:value-type="string" table:style-name="ce1">
            <text:p>y/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al-time Ivanhoe</text:p>
          </table:table-cell>
          <table:table-cell office:value-type="string" table:style-name="ce1">
            <text:p>y/n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1">
            <text:p>did you provide a video of your game</text:p>
          </table:table-cell>
          <table:table-cell office:value-type="string" table:style-name="ce1">
            <text:p>y/n</text:p>
          </table:table-cell>
          <table:table-cell table:number-columns-repeated="16382"/>
        </table:table-row>
        <table:table-row table:number-rows-repeated="104844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  <style:font-face style:name="Cambria" svg:font-family="Cambria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" style:font-name-asian="Verdana" style:font-name-complex="Verdana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ean-pierre corriveau</meta:initial-creator>
    <dc:creator>Khalil</dc:creator>
    <meta:creation-date>2016-03-23T18:12:45Z</meta:creation-date>
    <dc:date>2016-04-06T03:39:29Z</dc:date>
    <meta:editing-cycles>6</meta:editing-cycles>
    <meta:editing-duration>PT2778S</meta:editing-duration>
    <meta:user-defined meta:name="AppVersion">14.0300</meta:user-defined>
    <meta:user-defined meta:name="Company">Carleton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